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4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.696362353" calcext:value-type="float">
            <text:p>1.696362353</text:p>
          </table:table-cell>
          <table:table-cell office:value-type="float" office:value="1.689085452" calcext:value-type="float">
            <text:p>1.689085452</text:p>
          </table:table-cell>
          <table:table-cell office:value-type="float" office:value="1.687291773" calcext:value-type="float">
            <text:p>1.687291773</text:p>
          </table:table-cell>
          <table:table-cell office:value-type="float" office:value="1.68996771" calcext:value-type="float">
            <text:p>1.68996771</text:p>
          </table:table-cell>
          <table:table-cell office:value-type="float" office:value="1.689243376" calcext:value-type="float">
            <text:p>1.689243376</text:p>
          </table:table-cell>
          <table:table-cell/>
          <table:table-cell table:formula="of:=AVERAGE([.A2:.E2])" office:value-type="float" office:value="1.6903901328" calcext:value-type="float">
            <text:p>1.6903901328</text:p>
          </table:table-cell>
          <table:table-cell table:formula="of:=MIN([.A2:.E2])" office:value-type="float" office:value="1.687291773" calcext:value-type="float">
            <text:p>1.687291773</text:p>
          </table:table-cell>
          <table:table-cell table:formula="of:=MAX([.A2:.E2])" office:value-type="float" office:value="1.696362353" calcext:value-type="float">
            <text:p>1.696362353</text:p>
          </table:table-cell>
        </table:table-row>
        <table:table-row table:style-name="ro1">
          <table:table-cell office:value-type="float" office:value="0.227470152" calcext:value-type="float">
            <text:p>0.227470152</text:p>
          </table:table-cell>
          <table:table-cell office:value-type="float" office:value="0.222183419" calcext:value-type="float">
            <text:p>0.222183419</text:p>
          </table:table-cell>
          <table:table-cell office:value-type="float" office:value="0.225637242" calcext:value-type="float">
            <text:p>0.225637242</text:p>
          </table:table-cell>
          <table:table-cell office:value-type="float" office:value="0.224694523" calcext:value-type="float">
            <text:p>0.224694523</text:p>
          </table:table-cell>
          <table:table-cell office:value-type="float" office:value="0.225692027" calcext:value-type="float">
            <text:p>0.225692027</text:p>
          </table:table-cell>
          <table:table-cell/>
          <table:table-cell table:formula="of:=AVERAGE([.A3:.E3])" office:value-type="float" office:value="0.2251354726" calcext:value-type="float">
            <text:p>0.2251354726</text:p>
          </table:table-cell>
          <table:table-cell table:formula="of:=MIN([.A3:.E3])" office:value-type="float" office:value="0.222183419" calcext:value-type="float">
            <text:p>0.222183419</text:p>
          </table:table-cell>
          <table:table-cell table:formula="of:=MAX([.A3:.E3])" office:value-type="float" office:value="0.227470152" calcext:value-type="float">
            <text:p>0.227470152</text:p>
          </table:table-cell>
        </table:table-row>
        <table:table-row table:style-name="ro1">
          <table:table-cell office:value-type="float" office:value="0.110839967" calcext:value-type="float">
            <text:p>0.110839967</text:p>
          </table:table-cell>
          <table:table-cell office:value-type="float" office:value="0.110321948" calcext:value-type="float">
            <text:p>0.110321948</text:p>
          </table:table-cell>
          <table:table-cell office:value-type="float" office:value="0.110568032" calcext:value-type="float">
            <text:p>0.110568032</text:p>
          </table:table-cell>
          <table:table-cell office:value-type="float" office:value="0.109693796" calcext:value-type="float">
            <text:p>0.109693796</text:p>
          </table:table-cell>
          <table:table-cell office:value-type="float" office:value="0.109795967" calcext:value-type="float">
            <text:p>0.109795967</text:p>
          </table:table-cell>
          <table:table-cell/>
          <table:table-cell table:formula="of:=AVERAGE([.A4:.E4])" office:value-type="float" office:value="0.110243942" calcext:value-type="float">
            <text:p>0.110243942</text:p>
          </table:table-cell>
          <table:table-cell table:formula="of:=MIN([.A4:.E4])" office:value-type="float" office:value="0.109693796" calcext:value-type="float">
            <text:p>0.109693796</text:p>
          </table:table-cell>
          <table:table-cell table:formula="of:=MAX([.A4:.E4])" office:value-type="float" office:value="0.110839967" calcext:value-type="float">
            <text:p>0.1108399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0.187354" calcext:value-type="float">
            <text:p>0.187354</text:p>
          </table:table-cell>
          <table:table-cell office:value-type="float" office:value="0.186572" calcext:value-type="float">
            <text:p>0.186572</text:p>
          </table:table-cell>
          <table:table-cell office:value-type="float" office:value="0.186684" calcext:value-type="float">
            <text:p>0.186684</text:p>
          </table:table-cell>
          <table:table-cell office:value-type="float" office:value="0.185565" calcext:value-type="float">
            <text:p>0.185565</text:p>
          </table:table-cell>
          <table:table-cell office:value-type="float" office:value="0.188355" calcext:value-type="float">
            <text:p>0.188355</text:p>
          </table:table-cell>
          <table:table-cell/>
          <table:table-cell table:formula="of:=AVERAGE([.A7:.E7])" office:value-type="float" office:value="0.186906" calcext:value-type="float">
            <text:p>0.186906</text:p>
          </table:table-cell>
          <table:table-cell table:formula="of:=MIN([.A7:.E7])" office:value-type="float" office:value="0.185565" calcext:value-type="float">
            <text:p>0.185565</text:p>
          </table:table-cell>
          <table:table-cell table:formula="of:=MAX([.A7:.E7])" office:value-type="float" office:value="0.188355" calcext:value-type="float">
            <text:p>0.188355</text:p>
          </table:table-cell>
        </table:table-row>
        <table:table-row table:style-name="ro1">
          <table:table-cell office:value-type="float" office:value="0.185638" calcext:value-type="float">
            <text:p>0.185638</text:p>
          </table:table-cell>
          <table:table-cell office:value-type="float" office:value="0.185981" calcext:value-type="float">
            <text:p>0.185981</text:p>
          </table:table-cell>
          <table:table-cell office:value-type="float" office:value="0.184371" calcext:value-type="float">
            <text:p>0.184371</text:p>
          </table:table-cell>
          <table:table-cell office:value-type="float" office:value="0.184783" calcext:value-type="float">
            <text:p>0.184783</text:p>
          </table:table-cell>
          <table:table-cell office:value-type="float" office:value="0.221445" calcext:value-type="float">
            <text:p>0.221445</text:p>
          </table:table-cell>
          <table:table-cell/>
          <table:table-cell table:formula="of:=AVERAGE([.A8:.E8])" office:value-type="float" office:value="0.1924436" calcext:value-type="float">
            <text:p>0.1924436</text:p>
          </table:table-cell>
          <table:table-cell table:formula="of:=MIN([.A8:.E8])" office:value-type="float" office:value="0.184371" calcext:value-type="float">
            <text:p>0.184371</text:p>
          </table:table-cell>
          <table:table-cell table:formula="of:=MAX([.A8:.E8])" office:value-type="float" office:value="0.221445" calcext:value-type="float">
            <text:p>0.221445</text:p>
          </table:table-cell>
        </table:table-row>
        <table:table-row table:style-name="ro1">
          <table:table-cell office:value-type="float" office:value="0.0933828" calcext:value-type="float">
            <text:p>0.0933828</text:p>
          </table:table-cell>
          <table:table-cell office:value-type="float" office:value="0.0932119" calcext:value-type="float">
            <text:p>0.0932119</text:p>
          </table:table-cell>
          <table:table-cell office:value-type="float" office:value="0.0932362" calcext:value-type="float">
            <text:p>0.0932362</text:p>
          </table:table-cell>
          <table:table-cell office:value-type="float" office:value="0.0836496" calcext:value-type="float">
            <text:p>0.0836496</text:p>
          </table:table-cell>
          <table:table-cell office:value-type="float" office:value="0.0890749" calcext:value-type="float">
            <text:p>0.0890749</text:p>
          </table:table-cell>
          <table:table-cell/>
          <table:table-cell table:formula="of:=AVERAGE([.A9:.E9])" office:value-type="float" office:value="0.09051108" calcext:value-type="float">
            <text:p>0.09051108</text:p>
          </table:table-cell>
          <table:table-cell table:formula="of:=MIN([.A9:.E9])" office:value-type="float" office:value="0.0836496" calcext:value-type="float">
            <text:p>0.0836496</text:p>
          </table:table-cell>
          <table:table-cell table:formula="of:=MAX([.A9:.E9])" office:value-type="float" office:value="0.0933828" calcext:value-type="float">
            <text:p>0.09338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9.04406564155244" calcext:value-type="float">
            <text:p>9.04406564155244</text:p>
          </table:table-cell>
          <table:table-cell table:formula="of:=[.H2]/[.H7]" office:value-type="float" office:value="9.09272639236925" calcext:value-type="float">
            <text:p>9.09272639236925</text:p>
          </table:table-cell>
          <table:table-cell table:formula="of:=[.I2]/[.I7]" office:value-type="float" office:value="9.00619762151257" calcext:value-type="float">
            <text:p>9.00619762151257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16987768156488" calcext:value-type="float">
            <text:p>1.16987768156488</text:p>
          </table:table-cell>
          <table:table-cell table:formula="of:=[.H3]/[.H8]" office:value-type="float" office:value="1.20508875582386" calcext:value-type="float">
            <text:p>1.20508875582386</text:p>
          </table:table-cell>
          <table:table-cell table:formula="of:=[.I3]/[.I8]" office:value-type="float" office:value="1.02720834518729" calcext:value-type="float">
            <text:p>1.02720834518729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21801598213169" calcext:value-type="float">
            <text:p>1.21801598213169</text:p>
          </table:table-cell>
          <table:table-cell table:formula="of:=[.H4]/[.H9]" office:value-type="float" office:value="1.3113487213328" calcext:value-type="float">
            <text:p>1.3113487213328</text:p>
          </table:table-cell>
          <table:table-cell table:formula="of:=[.I4]/[.I9]" office:value-type="float" office:value="1.18694199574226" calcext:value-type="float">
            <text:p>1.18694199574226</text:p>
          </table:table-cell>
        </table:table-row>
      </table:table>
      <table:table table:name="4,0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.131443044" calcext:value-type="float">
            <text:p>4.131443044</text:p>
          </table:table-cell>
          <table:table-cell office:value-type="float" office:value="4.101590394" calcext:value-type="float">
            <text:p>4.101590394</text:p>
          </table:table-cell>
          <table:table-cell office:value-type="float" office:value="4.095598589" calcext:value-type="float">
            <text:p>4.095598589</text:p>
          </table:table-cell>
          <table:table-cell office:value-type="float" office:value="4.095806417" calcext:value-type="float">
            <text:p>4.095806417</text:p>
          </table:table-cell>
          <table:table-cell office:value-type="float" office:value="4.090114923" calcext:value-type="float">
            <text:p>4.090114923</text:p>
          </table:table-cell>
          <table:table-cell/>
          <table:table-cell table:formula="of:=AVERAGE([.A2:.E2])" office:value-type="float" office:value="4.1029106734" calcext:value-type="float">
            <text:p>4.1029106734</text:p>
          </table:table-cell>
          <table:table-cell table:formula="of:=MIN([.A2:.E2])" office:value-type="float" office:value="4.090114923" calcext:value-type="float">
            <text:p>4.090114923</text:p>
          </table:table-cell>
          <table:table-cell table:formula="of:=MAX([.A2:.E2])" office:value-type="float" office:value="4.131443044" calcext:value-type="float">
            <text:p>4.131443044</text:p>
          </table:table-cell>
        </table:table-row>
        <table:table-row table:style-name="ro1">
          <table:table-cell office:value-type="float" office:value="2.764269792" calcext:value-type="float">
            <text:p>2.764269792</text:p>
          </table:table-cell>
          <table:table-cell office:value-type="float" office:value="2.789172741" calcext:value-type="float">
            <text:p>2.789172741</text:p>
          </table:table-cell>
          <table:table-cell office:value-type="float" office:value="2.772012442" calcext:value-type="float">
            <text:p>2.772012442</text:p>
          </table:table-cell>
          <table:table-cell office:value-type="float" office:value="2.761329979" calcext:value-type="float">
            <text:p>2.761329979</text:p>
          </table:table-cell>
          <table:table-cell office:value-type="float" office:value="2.75612906" calcext:value-type="float">
            <text:p>2.75612906</text:p>
          </table:table-cell>
          <table:table-cell/>
          <table:table-cell table:formula="of:=AVERAGE([.A3:.E3])" office:value-type="float" office:value="2.7685828028" calcext:value-type="float">
            <text:p>2.7685828028</text:p>
          </table:table-cell>
          <table:table-cell table:formula="of:=MIN([.A3:.E3])" office:value-type="float" office:value="2.75612906" calcext:value-type="float">
            <text:p>2.75612906</text:p>
          </table:table-cell>
          <table:table-cell table:formula="of:=MAX([.A3:.E3])" office:value-type="float" office:value="2.789172741" calcext:value-type="float">
            <text:p>2.789172741</text:p>
          </table:table-cell>
        </table:table-row>
        <table:table-row table:style-name="ro1">
          <table:table-cell office:value-type="float" office:value="1.363745786" calcext:value-type="float">
            <text:p>1.363745786</text:p>
          </table:table-cell>
          <table:table-cell office:value-type="float" office:value="1.359319775" calcext:value-type="float">
            <text:p>1.359319775</text:p>
          </table:table-cell>
          <table:table-cell office:value-type="float" office:value="1.355998155" calcext:value-type="float">
            <text:p>1.355998155</text:p>
          </table:table-cell>
          <table:table-cell office:value-type="float" office:value="1.35919477" calcext:value-type="float">
            <text:p>1.35919477</text:p>
          </table:table-cell>
          <table:table-cell office:value-type="float" office:value="1.35501706" calcext:value-type="float">
            <text:p>1.35501706</text:p>
          </table:table-cell>
          <table:table-cell/>
          <table:table-cell table:formula="of:=AVERAGE([.A4:.E4])" office:value-type="float" office:value="1.3586551092" calcext:value-type="float">
            <text:p>1.3586551092</text:p>
          </table:table-cell>
          <table:table-cell table:formula="of:=MIN([.A4:.E4])" office:value-type="float" office:value="1.35501706" calcext:value-type="float">
            <text:p>1.35501706</text:p>
          </table:table-cell>
          <table:table-cell table:formula="of:=MAX([.A4:.E4])" office:value-type="float" office:value="1.363745786" calcext:value-type="float">
            <text:p>1.36374578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2.37457" calcext:value-type="float">
            <text:p>2.37457</text:p>
          </table:table-cell>
          <table:table-cell office:value-type="float" office:value="2.38369" calcext:value-type="float">
            <text:p>2.38369</text:p>
          </table:table-cell>
          <table:table-cell office:value-type="float" office:value="2.36091" calcext:value-type="float">
            <text:p>2.36091</text:p>
          </table:table-cell>
          <table:table-cell office:value-type="float" office:value="2.37514" calcext:value-type="float">
            <text:p>2.37514</text:p>
          </table:table-cell>
          <table:table-cell office:value-type="float" office:value="2.36958" calcext:value-type="float">
            <text:p>2.36958</text:p>
          </table:table-cell>
          <table:table-cell/>
          <table:table-cell table:formula="of:=AVERAGE([.A7:.E7])" office:value-type="float" office:value="2.372778" calcext:value-type="float">
            <text:p>2.372778</text:p>
          </table:table-cell>
          <table:table-cell table:formula="of:=MIN([.A7:.E7])" office:value-type="float" office:value="2.36091" calcext:value-type="float">
            <text:p>2.36091</text:p>
          </table:table-cell>
          <table:table-cell table:formula="of:=MAX([.A7:.E7])" office:value-type="float" office:value="2.38369" calcext:value-type="float">
            <text:p>2.38369</text:p>
          </table:table-cell>
        </table:table-row>
        <table:table-row table:style-name="ro1">
          <table:table-cell office:value-type="float" office:value="2.36304" calcext:value-type="float">
            <text:p>2.36304</text:p>
          </table:table-cell>
          <table:table-cell office:value-type="float" office:value="2.35687" calcext:value-type="float">
            <text:p>2.35687</text:p>
          </table:table-cell>
          <table:table-cell office:value-type="float" office:value="2.35066" calcext:value-type="float">
            <text:p>2.35066</text:p>
          </table:table-cell>
          <table:table-cell office:value-type="float" office:value="2.35591" calcext:value-type="float">
            <text:p>2.35591</text:p>
          </table:table-cell>
          <table:table-cell office:value-type="float" office:value="2.35325" calcext:value-type="float">
            <text:p>2.35325</text:p>
          </table:table-cell>
          <table:table-cell/>
          <table:table-cell table:formula="of:=AVERAGE([.A8:.E8])" office:value-type="float" office:value="2.355946" calcext:value-type="float">
            <text:p>2.355946</text:p>
          </table:table-cell>
          <table:table-cell table:formula="of:=MIN([.A8:.E8])" office:value-type="float" office:value="2.35066" calcext:value-type="float">
            <text:p>2.35066</text:p>
          </table:table-cell>
          <table:table-cell table:formula="of:=MAX([.A8:.E8])" office:value-type="float" office:value="2.36304" calcext:value-type="float">
            <text:p>2.36304</text:p>
          </table:table-cell>
        </table:table-row>
        <table:table-row table:style-name="ro1">
          <table:table-cell office:value-type="float" office:value="1.19352" calcext:value-type="float">
            <text:p>1.19352</text:p>
          </table:table-cell>
          <table:table-cell office:value-type="float" office:value="1.19185" calcext:value-type="float">
            <text:p>1.19185</text:p>
          </table:table-cell>
          <table:table-cell office:value-type="float" office:value="1.19329" calcext:value-type="float">
            <text:p>1.19329</text:p>
          </table:table-cell>
          <table:table-cell office:value-type="float" office:value="1.19115" calcext:value-type="float">
            <text:p>1.19115</text:p>
          </table:table-cell>
          <table:table-cell office:value-type="float" office:value="1.19684" calcext:value-type="float">
            <text:p>1.19684</text:p>
          </table:table-cell>
          <table:table-cell/>
          <table:table-cell table:formula="of:=AVERAGE([.A9:.E9])" office:value-type="float" office:value="1.19333" calcext:value-type="float">
            <text:p>1.19333</text:p>
          </table:table-cell>
          <table:table-cell table:formula="of:=MIN([.A9:.E9])" office:value-type="float" office:value="1.19115" calcext:value-type="float">
            <text:p>1.19115</text:p>
          </table:table-cell>
          <table:table-cell table:formula="of:=MAX([.A9:.E9])" office:value-type="float" office:value="1.19684" calcext:value-type="float">
            <text:p>1.1968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72915910101999" calcext:value-type="float">
            <text:p>1.72915910101999</text:p>
          </table:table-cell>
          <table:table-cell table:formula="of:=[.H2]/[.H7]" office:value-type="float" office:value="1.73243152979148" calcext:value-type="float">
            <text:p>1.73243152979148</text:p>
          </table:table-cell>
          <table:table-cell table:formula="of:=[.I2]/[.I7]" office:value-type="float" office:value="1.73321322990825" calcext:value-type="float">
            <text:p>1.73321322990825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17514696975228" calcext:value-type="float">
            <text:p>1.17514696975228</text:p>
          </table:table-cell>
          <table:table-cell table:formula="of:=[.H3]/[.H8]" office:value-type="float" office:value="1.17249158108786" calcext:value-type="float">
            <text:p>1.17249158108786</text:p>
          </table:table-cell>
          <table:table-cell table:formula="of:=[.I3]/[.I8]" office:value-type="float" office:value="1.18033242814341" calcext:value-type="float">
            <text:p>1.18033242814341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13854098128766" calcext:value-type="float">
            <text:p>1.13854098128766</text:p>
          </table:table-cell>
          <table:table-cell table:formula="of:=[.H4]/[.H9]" office:value-type="float" office:value="1.13757046551652" calcext:value-type="float">
            <text:p>1.13757046551652</text:p>
          </table:table-cell>
          <table:table-cell table:formula="of:=[.I4]/[.I9]" office:value-type="float" office:value="1.13945538752047" calcext:value-type="float">
            <text:p>1.13945538752047</text:p>
          </table:table-cell>
        </table:table-row>
      </table:table>
      <table:table table:name="40,0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2.231272489" calcext:value-type="float">
            <text:p>32.231272489</text:p>
          </table:table-cell>
          <table:table-cell office:value-type="float" office:value="32.178024163" calcext:value-type="float">
            <text:p>32.178024163</text:p>
          </table:table-cell>
          <table:table-cell office:value-type="float" office:value="32.012716446" calcext:value-type="float">
            <text:p>32.012716446</text:p>
          </table:table-cell>
          <table:table-cell office:value-type="float" office:value="32.2488548" calcext:value-type="float">
            <text:p>32.2488548</text:p>
          </table:table-cell>
          <table:table-cell office:value-type="float" office:value="32.293929661" calcext:value-type="float">
            <text:p>32.293929661</text:p>
          </table:table-cell>
          <table:table-cell/>
          <table:table-cell table:formula="of:=AVERAGE([.A2:.E2])" office:value-type="float" office:value="32.1929595118" calcext:value-type="float">
            <text:p>32.1929595118</text:p>
          </table:table-cell>
          <table:table-cell table:formula="of:=MIN([.A2:.E2])" office:value-type="float" office:value="32.012716446" calcext:value-type="float">
            <text:p>32.012716446</text:p>
          </table:table-cell>
          <table:table-cell table:formula="of:=MAX([.A2:.E2])" office:value-type="float" office:value="32.293929661" calcext:value-type="float">
            <text:p>32.293929661</text:p>
          </table:table-cell>
        </table:table-row>
        <table:table-row table:style-name="ro1">
          <table:table-cell office:value-type="float" office:value="30.83400503" calcext:value-type="float">
            <text:p>30.83400503</text:p>
          </table:table-cell>
          <table:table-cell office:value-type="float" office:value="30.839976816" calcext:value-type="float">
            <text:p>30.839976816</text:p>
          </table:table-cell>
          <table:table-cell office:value-type="float" office:value="30.67398273" calcext:value-type="float">
            <text:p>30.67398273</text:p>
          </table:table-cell>
          <table:table-cell office:value-type="float" office:value="30.915490059" calcext:value-type="float">
            <text:p>30.915490059</text:p>
          </table:table-cell>
          <table:table-cell office:value-type="float" office:value="31.113900266" calcext:value-type="float">
            <text:p>31.113900266</text:p>
          </table:table-cell>
          <table:table-cell/>
          <table:table-cell table:formula="of:=AVERAGE([.A3:.E3])" office:value-type="float" office:value="30.8754709802" calcext:value-type="float">
            <text:p>30.8754709802</text:p>
          </table:table-cell>
          <table:table-cell table:formula="of:=MIN([.A3:.E3])" office:value-type="float" office:value="30.67398273" calcext:value-type="float">
            <text:p>30.67398273</text:p>
          </table:table-cell>
          <table:table-cell table:formula="of:=MAX([.A3:.E3])" office:value-type="float" office:value="31.113900266" calcext:value-type="float">
            <text:p>31.113900266</text:p>
          </table:table-cell>
        </table:table-row>
        <table:table-row table:style-name="ro1">
          <table:table-cell office:value-type="float" office:value="15.445269537" calcext:value-type="float">
            <text:p>15.445269537</text:p>
          </table:table-cell>
          <table:table-cell office:value-type="float" office:value="15.446540872" calcext:value-type="float">
            <text:p>15.446540872</text:p>
          </table:table-cell>
          <table:table-cell office:value-type="float" office:value="15.41235983" calcext:value-type="float">
            <text:p>15.41235983</text:p>
          </table:table-cell>
          <table:table-cell office:value-type="float" office:value="15.740418557" calcext:value-type="float">
            <text:p>15.740418557</text:p>
          </table:table-cell>
          <table:table-cell office:value-type="float" office:value="15.572077629" calcext:value-type="float">
            <text:p>15.572077629</text:p>
          </table:table-cell>
          <table:table-cell/>
          <table:table-cell table:formula="of:=AVERAGE([.A4:.E4])" office:value-type="float" office:value="15.523333285" calcext:value-type="float">
            <text:p>15.523333285</text:p>
          </table:table-cell>
          <table:table-cell table:formula="of:=MIN([.A4:.E4])" office:value-type="float" office:value="15.41235983" calcext:value-type="float">
            <text:p>15.41235983</text:p>
          </table:table-cell>
          <table:table-cell table:formula="of:=MAX([.A4:.E4])" office:value-type="float" office:value="15.740418557" calcext:value-type="float">
            <text:p>15.7404185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24.8133" calcext:value-type="float">
            <text:p>24.8133</text:p>
          </table:table-cell>
          <table:table-cell office:value-type="float" office:value="24.7478" calcext:value-type="float">
            <text:p>24.7478</text:p>
          </table:table-cell>
          <table:table-cell office:value-type="float" office:value="24.7867" calcext:value-type="float">
            <text:p>24.7867</text:p>
          </table:table-cell>
          <table:table-cell office:value-type="float" office:value="24.7526" calcext:value-type="float">
            <text:p>24.7526</text:p>
          </table:table-cell>
          <table:table-cell office:value-type="float" office:value="24.7763" calcext:value-type="float">
            <text:p>24.7763</text:p>
          </table:table-cell>
          <table:table-cell/>
          <table:table-cell table:formula="of:=AVERAGE([.A7:.E7])" office:value-type="float" office:value="24.77534" calcext:value-type="float">
            <text:p>24.77534</text:p>
          </table:table-cell>
          <table:table-cell table:formula="of:=MIN([.A7:.E7])" office:value-type="float" office:value="24.7478" calcext:value-type="float">
            <text:p>24.7478</text:p>
          </table:table-cell>
          <table:table-cell table:formula="of:=MAX([.A7:.E7])" office:value-type="float" office:value="24.8133" calcext:value-type="float">
            <text:p>24.8133</text:p>
          </table:table-cell>
        </table:table-row>
        <table:table-row table:style-name="ro1">
          <table:table-cell office:value-type="float" office:value="24.7084" calcext:value-type="float">
            <text:p>24.7084</text:p>
          </table:table-cell>
          <table:table-cell office:value-type="float" office:value="24.7062" calcext:value-type="float">
            <text:p>24.7062</text:p>
          </table:table-cell>
          <table:table-cell office:value-type="float" office:value="24.708" calcext:value-type="float">
            <text:p>24.708</text:p>
          </table:table-cell>
          <table:table-cell office:value-type="float" office:value="24.714" calcext:value-type="float">
            <text:p>24.714</text:p>
          </table:table-cell>
          <table:table-cell office:value-type="float" office:value="24.6805" calcext:value-type="float">
            <text:p>24.6805</text:p>
          </table:table-cell>
          <table:table-cell/>
          <table:table-cell table:formula="of:=AVERAGE([.A8:.E8])" office:value-type="float" office:value="24.70342" calcext:value-type="float">
            <text:p>24.70342</text:p>
          </table:table-cell>
          <table:table-cell table:formula="of:=MIN([.A8:.E8])" office:value-type="float" office:value="24.6805" calcext:value-type="float">
            <text:p>24.6805</text:p>
          </table:table-cell>
          <table:table-cell table:formula="of:=MAX([.A8:.E8])" office:value-type="float" office:value="24.714" calcext:value-type="float">
            <text:p>24.714</text:p>
          </table:table-cell>
        </table:table-row>
        <table:table-row table:style-name="ro1">
          <table:table-cell office:value-type="float" office:value="12.495" calcext:value-type="float">
            <text:p>12.495</text:p>
          </table:table-cell>
          <table:table-cell office:value-type="float" office:value="12.4844" calcext:value-type="float">
            <text:p>12.4844</text:p>
          </table:table-cell>
          <table:table-cell office:value-type="float" office:value="12.485" calcext:value-type="float">
            <text:p>12.485</text:p>
          </table:table-cell>
          <table:table-cell office:value-type="float" office:value="12.4873" calcext:value-type="float">
            <text:p>12.4873</text:p>
          </table:table-cell>
          <table:table-cell office:value-type="float" office:value="12.4731" calcext:value-type="float">
            <text:p>12.4731</text:p>
          </table:table-cell>
          <table:table-cell/>
          <table:table-cell table:formula="of:=AVERAGE([.A9:.E9])" office:value-type="float" office:value="12.48496" calcext:value-type="float">
            <text:p>12.48496</text:p>
          </table:table-cell>
          <table:table-cell table:formula="of:=MIN([.A9:.E9])" office:value-type="float" office:value="12.4731" calcext:value-type="float">
            <text:p>12.4731</text:p>
          </table:table-cell>
          <table:table-cell table:formula="of:=MAX([.A9:.E9])" office:value-type="float" office:value="12.495" calcext:value-type="float">
            <text:p>12.4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2993952660912" calcext:value-type="float">
            <text:p>1.2993952660912</text:p>
          </table:table-cell>
          <table:table-cell table:formula="of:=[.H2]/[.H7]" office:value-type="float" office:value="1.29355807166698" calcext:value-type="float">
            <text:p>1.29355807166698</text:p>
          </table:table-cell>
          <table:table-cell table:formula="of:=[.I2]/[.I7]" office:value-type="float" office:value="1.3014766137918" calcext:value-type="float">
            <text:p>1.3014766137918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24984601242257" calcext:value-type="float">
            <text:p>1.24984601242257</text:p>
          </table:table-cell>
          <table:table-cell table:formula="of:=[.H3]/[.H8]" office:value-type="float" office:value="1.2428428407042" calcext:value-type="float">
            <text:p>1.2428428407042</text:p>
          </table:table-cell>
          <table:table-cell table:formula="of:=[.I3]/[.I8]" office:value-type="float" office:value="1.25895849583232" calcext:value-type="float">
            <text:p>1.25895849583232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24336267677269" calcext:value-type="float">
            <text:p>1.24336267677269</text:p>
          </table:table-cell>
          <table:table-cell table:formula="of:=[.H4]/[.H9]" office:value-type="float" office:value="1.23564790068227" calcext:value-type="float">
            <text:p>1.23564790068227</text:p>
          </table:table-cell>
          <table:table-cell table:formula="of:=[.I4]/[.I9]" office:value-type="float" office:value="1.2597373795118" calcext:value-type="float">
            <text:p>1.2597373795118</text:p>
          </table:table-cell>
        </table:table-row>
      </table:table>
      <table:table table:name="1,600,000 - 1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.396227107" calcext:value-type="float">
            <text:p>2.396227107</text:p>
          </table:table-cell>
          <table:table-cell office:value-type="float" office:value="2.429256466" calcext:value-type="float">
            <text:p>2.429256466</text:p>
          </table:table-cell>
          <table:table-cell office:value-type="float" office:value="2.384169053" calcext:value-type="float">
            <text:p>2.384169053</text:p>
          </table:table-cell>
          <table:table-cell office:value-type="float" office:value="2.392700067" calcext:value-type="float">
            <text:p>2.392700067</text:p>
          </table:table-cell>
          <table:table-cell office:value-type="float" office:value="2.395545358" calcext:value-type="float">
            <text:p>2.395545358</text:p>
          </table:table-cell>
          <table:table-cell/>
          <table:table-cell table:formula="of:=AVERAGE([.A2:.E2])" office:value-type="float" office:value="2.3995796102" calcext:value-type="float">
            <text:p>2.3995796102</text:p>
          </table:table-cell>
          <table:table-cell table:formula="of:=MIN([.A2:.E2])" office:value-type="float" office:value="2.384169053" calcext:value-type="float">
            <text:p>2.384169053</text:p>
          </table:table-cell>
          <table:table-cell table:formula="of:=MAX([.A2:.E2])" office:value-type="float" office:value="2.429256466" calcext:value-type="float">
            <text:p>2.429256466</text:p>
          </table:table-cell>
        </table:table-row>
        <table:table-row table:style-name="ro1">
          <table:table-cell office:value-type="float" office:value="0.537408947" calcext:value-type="float">
            <text:p>0.537408947</text:p>
          </table:table-cell>
          <table:table-cell office:value-type="float" office:value="0.534080256" calcext:value-type="float">
            <text:p>0.534080256</text:p>
          </table:table-cell>
          <table:table-cell office:value-type="float" office:value="0.536328658" calcext:value-type="float">
            <text:p>0.536328658</text:p>
          </table:table-cell>
          <table:table-cell office:value-type="float" office:value="0.53735579" calcext:value-type="float">
            <text:p>0.53735579</text:p>
          </table:table-cell>
          <table:table-cell office:value-type="float" office:value="0.537255279" calcext:value-type="float">
            <text:p>0.537255279</text:p>
          </table:table-cell>
          <table:table-cell/>
          <table:table-cell table:formula="of:=AVERAGE([.A3:.E3])" office:value-type="float" office:value="0.536485786" calcext:value-type="float">
            <text:p>0.536485786</text:p>
          </table:table-cell>
          <table:table-cell table:formula="of:=MIN([.A3:.E3])" office:value-type="float" office:value="0.534080256" calcext:value-type="float">
            <text:p>0.534080256</text:p>
          </table:table-cell>
          <table:table-cell table:formula="of:=MAX([.A3:.E3])" office:value-type="float" office:value="0.537408947" calcext:value-type="float">
            <text:p>0.537408947</text:p>
          </table:table-cell>
        </table:table-row>
        <table:table-row table:style-name="ro1">
          <table:table-cell office:value-type="float" office:value="0.267260183" calcext:value-type="float">
            <text:p>0.267260183</text:p>
          </table:table-cell>
          <table:table-cell office:value-type="float" office:value="0.267992667" calcext:value-type="float">
            <text:p>0.267992667</text:p>
          </table:table-cell>
          <table:table-cell office:value-type="float" office:value="0.268023478" calcext:value-type="float">
            <text:p>0.268023478</text:p>
          </table:table-cell>
          <table:table-cell office:value-type="float" office:value="0.268155926" calcext:value-type="float">
            <text:p>0.268155926</text:p>
          </table:table-cell>
          <table:table-cell office:value-type="float" office:value="0.273576748" calcext:value-type="float">
            <text:p>0.273576748</text:p>
          </table:table-cell>
          <table:table-cell/>
          <table:table-cell table:formula="of:=AVERAGE([.A4:.E4])" office:value-type="float" office:value="0.2690018004" calcext:value-type="float">
            <text:p>0.2690018004</text:p>
          </table:table-cell>
          <table:table-cell table:formula="of:=MIN([.A4:.E4])" office:value-type="float" office:value="0.267260183" calcext:value-type="float">
            <text:p>0.267260183</text:p>
          </table:table-cell>
          <table:table-cell table:formula="of:=MAX([.A4:.E4])" office:value-type="float" office:value="0.273576748" calcext:value-type="float">
            <text:p>0.2735767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0.512905" calcext:value-type="float">
            <text:p>0.512905</text:p>
          </table:table-cell>
          <table:table-cell office:value-type="float" office:value="0.502523" calcext:value-type="float">
            <text:p>0.502523</text:p>
          </table:table-cell>
          <table:table-cell office:value-type="float" office:value="0.497694" calcext:value-type="float">
            <text:p>0.497694</text:p>
          </table:table-cell>
          <table:table-cell office:value-type="float" office:value="0.503539" calcext:value-type="float">
            <text:p>0.503539</text:p>
          </table:table-cell>
          <table:table-cell office:value-type="float" office:value="0.501589" calcext:value-type="float">
            <text:p>0.501589</text:p>
          </table:table-cell>
          <table:table-cell/>
          <table:table-cell table:formula="of:=AVERAGE([.A7:.E7])" office:value-type="float" office:value="0.50365" calcext:value-type="float">
            <text:p>0.50365</text:p>
          </table:table-cell>
          <table:table-cell table:formula="of:=MIN([.A7:.E7])" office:value-type="float" office:value="0.497694" calcext:value-type="float">
            <text:p>0.497694</text:p>
          </table:table-cell>
          <table:table-cell table:formula="of:=MAX([.A7:.E7])" office:value-type="float" office:value="0.512905" calcext:value-type="float">
            <text:p>0.512905</text:p>
          </table:table-cell>
        </table:table-row>
        <table:table-row table:style-name="ro1">
          <table:table-cell office:value-type="float" office:value="0.503758" calcext:value-type="float">
            <text:p>0.503758</text:p>
          </table:table-cell>
          <table:table-cell office:value-type="float" office:value="0.503713" calcext:value-type="float">
            <text:p>0.503713</text:p>
          </table:table-cell>
          <table:table-cell office:value-type="float" office:value="0.499414" calcext:value-type="float">
            <text:p>0.499414</text:p>
          </table:table-cell>
          <table:table-cell office:value-type="float" office:value="0.503757" calcext:value-type="float">
            <text:p>0.503757</text:p>
          </table:table-cell>
          <table:table-cell office:value-type="float" office:value="0.496532" calcext:value-type="float">
            <text:p>0.496532</text:p>
          </table:table-cell>
          <table:table-cell/>
          <table:table-cell table:formula="of:=AVERAGE([.A8:.E8])" office:value-type="float" office:value="0.5014348" calcext:value-type="float">
            <text:p>0.5014348</text:p>
          </table:table-cell>
          <table:table-cell table:formula="of:=MIN([.A8:.E8])" office:value-type="float" office:value="0.496532" calcext:value-type="float">
            <text:p>0.496532</text:p>
          </table:table-cell>
          <table:table-cell table:formula="of:=MAX([.A8:.E8])" office:value-type="float" office:value="0.503758" calcext:value-type="float">
            <text:p>0.503758</text:p>
          </table:table-cell>
        </table:table-row>
        <table:table-row table:style-name="ro1">
          <table:table-cell office:value-type="float" office:value="0.254396" calcext:value-type="float">
            <text:p>0.254396</text:p>
          </table:table-cell>
          <table:table-cell office:value-type="float" office:value="0.252639" calcext:value-type="float">
            <text:p>0.252639</text:p>
          </table:table-cell>
          <table:table-cell office:value-type="float" office:value="0.250159" calcext:value-type="float">
            <text:p>0.250159</text:p>
          </table:table-cell>
          <table:table-cell office:value-type="float" office:value="0.250623" calcext:value-type="float">
            <text:p>0.250623</text:p>
          </table:table-cell>
          <table:table-cell office:value-type="float" office:value="0.250063" calcext:value-type="float">
            <text:p>0.250063</text:p>
          </table:table-cell>
          <table:table-cell/>
          <table:table-cell table:formula="of:=AVERAGE([.A9:.E9])" office:value-type="float" office:value="0.251576" calcext:value-type="float">
            <text:p>0.251576</text:p>
          </table:table-cell>
          <table:table-cell table:formula="of:=MIN([.A9:.E9])" office:value-type="float" office:value="0.250063" calcext:value-type="float">
            <text:p>0.250063</text:p>
          </table:table-cell>
          <table:table-cell table:formula="of:=MAX([.A9:.E9])" office:value-type="float" office:value="0.254396" calcext:value-type="float">
            <text:p>0.25439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4.76437925186141" calcext:value-type="float">
            <text:p>4.76437925186141</text:p>
          </table:table-cell>
          <table:table-cell table:formula="of:=[.H2]/[.H7]" office:value-type="float" office:value="4.7904315764305" calcext:value-type="float">
            <text:p>4.7904315764305</text:p>
          </table:table-cell>
          <table:table-cell table:formula="of:=[.I2]/[.I7]" office:value-type="float" office:value="4.73626980824909" calcext:value-type="float">
            <text:p>4.73626980824909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06990138299137" calcext:value-type="float">
            <text:p>1.06990138299137</text:p>
          </table:table-cell>
          <table:table-cell table:formula="of:=[.H3]/[.H8]" office:value-type="float" office:value="1.07562101939049" calcext:value-type="float">
            <text:p>1.07562101939049</text:p>
          </table:table-cell>
          <table:table-cell table:formula="of:=[.I3]/[.I8]" office:value-type="float" office:value="1.066799826504" calcext:value-type="float">
            <text:p>1.066799826504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06926654529844" calcext:value-type="float">
            <text:p>1.06926654529844</text:p>
          </table:table-cell>
          <table:table-cell table:formula="of:=[.H4]/[.H9]" office:value-type="float" office:value="1.0687714016068" calcext:value-type="float">
            <text:p>1.0687714016068</text:p>
          </table:table-cell>
          <table:table-cell table:formula="of:=[.I4]/[.I9]" office:value-type="float" office:value="1.07539720750326" calcext:value-type="float">
            <text:p>1.07539720750326</text:p>
          </table:table-cell>
        </table:table-row>
      </table:table>
      <table:table table:name="16,000,000 - 1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.115841792" calcext:value-type="float">
            <text:p>9.115841792</text:p>
          </table:table-cell>
          <table:table-cell office:value-type="float" office:value="9.143582275" calcext:value-type="float">
            <text:p>9.143582275</text:p>
          </table:table-cell>
          <table:table-cell office:value-type="float" office:value="9.145610546" calcext:value-type="float">
            <text:p>9.145610546</text:p>
          </table:table-cell>
          <table:table-cell office:value-type="float" office:value="9.153946285" calcext:value-type="float">
            <text:p>9.153946285</text:p>
          </table:table-cell>
          <table:table-cell office:value-type="float" office:value="9.120825273" calcext:value-type="float">
            <text:p>9.120825273</text:p>
          </table:table-cell>
          <table:table-cell/>
          <table:table-cell table:formula="of:=AVERAGE([.A2:.E2])" office:value-type="float" office:value="9.1359612342" calcext:value-type="float">
            <text:p>9.1359612342</text:p>
          </table:table-cell>
          <table:table-cell table:formula="of:=MIN([.A2:.E2])" office:value-type="float" office:value="9.115841792" calcext:value-type="float">
            <text:p>9.115841792</text:p>
          </table:table-cell>
          <table:table-cell table:formula="of:=MAX([.A2:.E2])" office:value-type="float" office:value="9.153946285" calcext:value-type="float">
            <text:p>9.153946285</text:p>
          </table:table-cell>
        </table:table-row>
        <table:table-row table:style-name="ro1">
          <table:table-cell office:value-type="float" office:value="7.520845965" calcext:value-type="float">
            <text:p>7.520845965</text:p>
          </table:table-cell>
          <table:table-cell office:value-type="float" office:value="7.510113116" calcext:value-type="float">
            <text:p>7.510113116</text:p>
          </table:table-cell>
          <table:table-cell office:value-type="float" office:value="7.503445085" calcext:value-type="float">
            <text:p>7.503445085</text:p>
          </table:table-cell>
          <table:table-cell office:value-type="float" office:value="7.547932661" calcext:value-type="float">
            <text:p>7.547932661</text:p>
          </table:table-cell>
          <table:table-cell office:value-type="float" office:value="7.492749017" calcext:value-type="float">
            <text:p>7.492749017</text:p>
          </table:table-cell>
          <table:table-cell/>
          <table:table-cell table:formula="of:=AVERAGE([.A3:.E3])" office:value-type="float" office:value="7.5150171688" calcext:value-type="float">
            <text:p>7.5150171688</text:p>
          </table:table-cell>
          <table:table-cell table:formula="of:=MIN([.A3:.E3])" office:value-type="float" office:value="7.492749017" calcext:value-type="float">
            <text:p>7.492749017</text:p>
          </table:table-cell>
          <table:table-cell table:formula="of:=MAX([.A3:.E3])" office:value-type="float" office:value="7.547932661" calcext:value-type="float">
            <text:p>7.547932661</text:p>
          </table:table-cell>
        </table:table-row>
        <table:table-row table:style-name="ro1">
          <table:table-cell office:value-type="float" office:value="3.730024013" calcext:value-type="float">
            <text:p>3.730024013</text:p>
          </table:table-cell>
          <table:table-cell office:value-type="float" office:value="3.719029565" calcext:value-type="float">
            <text:p>3.719029565</text:p>
          </table:table-cell>
          <table:table-cell office:value-type="float" office:value="3.707009562" calcext:value-type="float">
            <text:p>3.707009562</text:p>
          </table:table-cell>
          <table:table-cell office:value-type="float" office:value="3.705542286" calcext:value-type="float">
            <text:p>3.705542286</text:p>
          </table:table-cell>
          <table:table-cell office:value-type="float" office:value="3.724501488" calcext:value-type="float">
            <text:p>3.724501488</text:p>
          </table:table-cell>
          <table:table-cell/>
          <table:table-cell table:formula="of:=AVERAGE([.A4:.E4])" office:value-type="float" office:value="3.7172213828" calcext:value-type="float">
            <text:p>3.7172213828</text:p>
          </table:table-cell>
          <table:table-cell table:formula="of:=MIN([.A4:.E4])" office:value-type="float" office:value="3.705542286" calcext:value-type="float">
            <text:p>3.705542286</text:p>
          </table:table-cell>
          <table:table-cell table:formula="of:=MAX([.A4:.E4])" office:value-type="float" office:value="3.730024013" calcext:value-type="float">
            <text:p>3.7300240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7.4046" calcext:value-type="float">
            <text:p>7.4046</text:p>
          </table:table-cell>
          <table:table-cell office:value-type="float" office:value="7.40501" calcext:value-type="float">
            <text:p>7.40501</text:p>
          </table:table-cell>
          <table:table-cell office:value-type="float" office:value="7.40314" calcext:value-type="float">
            <text:p>7.40314</text:p>
          </table:table-cell>
          <table:table-cell office:value-type="float" office:value="7.41001" calcext:value-type="float">
            <text:p>7.41001</text:p>
          </table:table-cell>
          <table:table-cell office:value-type="float" office:value="7.40159" calcext:value-type="float">
            <text:p>7.40159</text:p>
          </table:table-cell>
          <table:table-cell/>
          <table:table-cell table:formula="of:=AVERAGE([.A7:.E7])" office:value-type="float" office:value="7.40487" calcext:value-type="float">
            <text:p>7.40487</text:p>
          </table:table-cell>
          <table:table-cell table:formula="of:=MIN([.A7:.E7])" office:value-type="float" office:value="7.40159" calcext:value-type="float">
            <text:p>7.40159</text:p>
          </table:table-cell>
          <table:table-cell table:formula="of:=MAX([.A7:.E7])" office:value-type="float" office:value="7.41001" calcext:value-type="float">
            <text:p>7.41001</text:p>
          </table:table-cell>
        </table:table-row>
        <table:table-row table:style-name="ro1">
          <table:table-cell office:value-type="float" office:value="7.40977" calcext:value-type="float">
            <text:p>7.40977</text:p>
          </table:table-cell>
          <table:table-cell office:value-type="float" office:value="7.40309" calcext:value-type="float">
            <text:p>7.40309</text:p>
          </table:table-cell>
          <table:table-cell office:value-type="float" office:value="7.41002" calcext:value-type="float">
            <text:p>7.41002</text:p>
          </table:table-cell>
          <table:table-cell office:value-type="float" office:value="7.40384" calcext:value-type="float">
            <text:p>7.40384</text:p>
          </table:table-cell>
          <table:table-cell office:value-type="float" office:value="7.40575" calcext:value-type="float">
            <text:p>7.40575</text:p>
          </table:table-cell>
          <table:table-cell/>
          <table:table-cell table:formula="of:=AVERAGE([.A8:.E8])" office:value-type="float" office:value="7.406494" calcext:value-type="float">
            <text:p>7.406494</text:p>
          </table:table-cell>
          <table:table-cell table:formula="of:=MIN([.A8:.E8])" office:value-type="float" office:value="7.40309" calcext:value-type="float">
            <text:p>7.40309</text:p>
          </table:table-cell>
          <table:table-cell table:formula="of:=MAX([.A8:.E8])" office:value-type="float" office:value="7.41002" calcext:value-type="float">
            <text:p>7.41002</text:p>
          </table:table-cell>
        </table:table-row>
        <table:table-row table:style-name="ro1">
          <table:table-cell office:value-type="float" office:value="3.74053" calcext:value-type="float">
            <text:p>3.74053</text:p>
          </table:table-cell>
          <table:table-cell office:value-type="float" office:value="3.73253" calcext:value-type="float">
            <text:p>3.73253</text:p>
          </table:table-cell>
          <table:table-cell office:value-type="float" office:value="3.74039" calcext:value-type="float">
            <text:p>3.74039</text:p>
          </table:table-cell>
          <table:table-cell office:value-type="float" office:value="3.73913" calcext:value-type="float">
            <text:p>3.73913</text:p>
          </table:table-cell>
          <table:table-cell office:value-type="float" office:value="3.7379" calcext:value-type="float">
            <text:p>3.7379</text:p>
          </table:table-cell>
          <table:table-cell/>
          <table:table-cell table:formula="of:=AVERAGE([.A9:.E9])" office:value-type="float" office:value="3.738096" calcext:value-type="float">
            <text:p>3.738096</text:p>
          </table:table-cell>
          <table:table-cell table:formula="of:=MIN([.A9:.E9])" office:value-type="float" office:value="3.73253" calcext:value-type="float">
            <text:p>3.73253</text:p>
          </table:table-cell>
          <table:table-cell table:formula="of:=MAX([.A9:.E9])" office:value-type="float" office:value="3.74053" calcext:value-type="float">
            <text:p>3.7405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23377739706436" calcext:value-type="float">
            <text:p>1.23377739706436</text:p>
          </table:table-cell>
          <table:table-cell table:formula="of:=[.H2]/[.H7]" office:value-type="float" office:value="1.23160588360069" calcext:value-type="float">
            <text:p>1.23160588360069</text:p>
          </table:table-cell>
          <table:table-cell table:formula="of:=[.I2]/[.I7]" office:value-type="float" office:value="1.2353487087062" calcext:value-type="float">
            <text:p>1.2353487087062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01465243457971" calcext:value-type="float">
            <text:p>1.01465243457971</text:p>
          </table:table-cell>
          <table:table-cell table:formula="of:=[.H3]/[.H8]" office:value-type="float" office:value="1.01211102620662" calcext:value-type="float">
            <text:p>1.01211102620662</text:p>
          </table:table-cell>
          <table:table-cell table:formula="of:=[.I3]/[.I8]" office:value-type="float" office:value="1.01861164490784" calcext:value-type="float">
            <text:p>1.01861164490784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0.994415708638836" calcext:value-type="float">
            <text:p>0.994415708638836</text:p>
          </table:table-cell>
          <table:table-cell table:formula="of:=[.H4]/[.H9]" office:value-type="float" office:value="0.992769592206895" calcext:value-type="float">
            <text:p>0.992769592206895</text:p>
          </table:table-cell>
          <table:table-cell table:formula="of:=[.I4]/[.I9]" office:value-type="float" office:value="0.997191310589676" calcext:value-type="float">
            <text:p>0.997191310589676</text:p>
          </table:table-cell>
        </table:table-row>
      </table:table>
      <table:table table:name="160,000,000 - 1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5.843170535" calcext:value-type="float">
            <text:p>75.843170535</text:p>
          </table:table-cell>
          <table:table-cell office:value-type="float" office:value="75.871308242" calcext:value-type="float">
            <text:p>75.871308242</text:p>
          </table:table-cell>
          <table:table-cell office:value-type="float" office:value="75.780075378" calcext:value-type="float">
            <text:p>75.780075378</text:p>
          </table:table-cell>
          <table:table-cell office:value-type="float" office:value="75.740182076" calcext:value-type="float">
            <text:p>75.740182076</text:p>
          </table:table-cell>
          <table:table-cell office:value-type="float" office:value="75.745718889" calcext:value-type="float">
            <text:p>75.745718889</text:p>
          </table:table-cell>
          <table:table-cell/>
          <table:table-cell table:formula="of:=AVERAGE([.A2:.E2])" office:value-type="float" office:value="75.796091024" calcext:value-type="float">
            <text:p>75.796091024</text:p>
          </table:table-cell>
          <table:table-cell table:formula="of:=MIN([.A2:.E2])" office:value-type="float" office:value="75.740182076" calcext:value-type="float">
            <text:p>75.740182076</text:p>
          </table:table-cell>
          <table:table-cell table:formula="of:=MAX([.A2:.E2])" office:value-type="float" office:value="75.871308242" calcext:value-type="float">
            <text:p>75.871308242</text:p>
          </table:table-cell>
        </table:table-row>
        <table:table-row table:style-name="ro1">
          <table:table-cell office:value-type="float" office:value="74.289301764" calcext:value-type="float">
            <text:p>74.289301764</text:p>
          </table:table-cell>
          <table:table-cell office:value-type="float" office:value="74.205446921" calcext:value-type="float">
            <text:p>74.205446921</text:p>
          </table:table-cell>
          <table:table-cell office:value-type="float" office:value="74.094349016" calcext:value-type="float">
            <text:p>74.094349016</text:p>
          </table:table-cell>
          <table:table-cell office:value-type="float" office:value="74.21341937" calcext:value-type="float">
            <text:p>74.21341937</text:p>
          </table:table-cell>
          <table:table-cell office:value-type="float" office:value="74.237089559" calcext:value-type="float">
            <text:p>74.237089559</text:p>
          </table:table-cell>
          <table:table-cell/>
          <table:table-cell table:formula="of:=AVERAGE([.A3:.E3])" office:value-type="float" office:value="74.207921326" calcext:value-type="float">
            <text:p>74.207921326</text:p>
          </table:table-cell>
          <table:table-cell table:formula="of:=MIN([.A3:.E3])" office:value-type="float" office:value="74.094349016" calcext:value-type="float">
            <text:p>74.094349016</text:p>
          </table:table-cell>
          <table:table-cell table:formula="of:=MAX([.A3:.E3])" office:value-type="float" office:value="74.289301764" calcext:value-type="float">
            <text:p>74.289301764</text:p>
          </table:table-cell>
        </table:table-row>
        <table:table-row table:style-name="ro1">
          <table:table-cell office:value-type="float" office:value="37.196400819" calcext:value-type="float">
            <text:p>37.196400819</text:p>
          </table:table-cell>
          <table:table-cell office:value-type="float" office:value="37.140696025" calcext:value-type="float">
            <text:p>37.140696025</text:p>
          </table:table-cell>
          <table:table-cell office:value-type="float" office:value="37.147002111" calcext:value-type="float">
            <text:p>37.147002111</text:p>
          </table:table-cell>
          <table:table-cell office:value-type="float" office:value="37.15818854" calcext:value-type="float">
            <text:p>37.15818854</text:p>
          </table:table-cell>
          <table:table-cell office:value-type="float" office:value="37.174303068" calcext:value-type="float">
            <text:p>37.174303068</text:p>
          </table:table-cell>
          <table:table-cell/>
          <table:table-cell table:formula="of:=AVERAGE([.A4:.E4])" office:value-type="float" office:value="37.1633181126" calcext:value-type="float">
            <text:p>37.1633181126</text:p>
          </table:table-cell>
          <table:table-cell table:formula="of:=MIN([.A4:.E4])" office:value-type="float" office:value="37.140696025" calcext:value-type="float">
            <text:p>37.140696025</text:p>
          </table:table-cell>
          <table:table-cell table:formula="of:=MAX([.A4:.E4])" office:value-type="float" office:value="37.196400819" calcext:value-type="float">
            <text:p>37.1964008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74.2217" calcext:value-type="float">
            <text:p>74.2217</text:p>
          </table:table-cell>
          <table:table-cell office:value-type="float" office:value="74.156" calcext:value-type="float">
            <text:p>74.156</text:p>
          </table:table-cell>
          <table:table-cell office:value-type="float" office:value="74.1184" calcext:value-type="float">
            <text:p>74.1184</text:p>
          </table:table-cell>
          <table:table-cell office:value-type="float" office:value="74.1072" calcext:value-type="float">
            <text:p>74.1072</text:p>
          </table:table-cell>
          <table:table-cell office:value-type="float" office:value="74.3903" calcext:value-type="float">
            <text:p>74.3903</text:p>
          </table:table-cell>
          <table:table-cell/>
          <table:table-cell table:formula="of:=AVERAGE([.A7:.E7])" office:value-type="float" office:value="74.19872" calcext:value-type="float">
            <text:p>74.19872</text:p>
          </table:table-cell>
          <table:table-cell table:formula="of:=MIN([.A7:.E7])" office:value-type="float" office:value="74.1072" calcext:value-type="float">
            <text:p>74.1072</text:p>
          </table:table-cell>
          <table:table-cell table:formula="of:=MAX([.A7:.E7])" office:value-type="float" office:value="74.3903" calcext:value-type="float">
            <text:p>74.3903</text:p>
          </table:table-cell>
        </table:table-row>
        <table:table-row table:style-name="ro1">
          <table:table-cell office:value-type="float" office:value="74.0402" calcext:value-type="float">
            <text:p>74.0402</text:p>
          </table:table-cell>
          <table:table-cell office:value-type="float" office:value="74.027" calcext:value-type="float">
            <text:p>74.027</text:p>
          </table:table-cell>
          <table:table-cell office:value-type="float" office:value="73.9372" calcext:value-type="float">
            <text:p>73.9372</text:p>
          </table:table-cell>
          <table:table-cell office:value-type="float" office:value="73.924" calcext:value-type="float">
            <text:p>73.924</text:p>
          </table:table-cell>
          <table:table-cell office:value-type="float" office:value="73.9414" calcext:value-type="float">
            <text:p>73.9414</text:p>
          </table:table-cell>
          <table:table-cell/>
          <table:table-cell table:formula="of:=AVERAGE([.A8:.E8])" office:value-type="float" office:value="73.97396" calcext:value-type="float">
            <text:p>73.97396</text:p>
          </table:table-cell>
          <table:table-cell table:formula="of:=MIN([.A8:.E8])" office:value-type="float" office:value="73.924" calcext:value-type="float">
            <text:p>73.924</text:p>
          </table:table-cell>
          <table:table-cell table:formula="of:=MAX([.A8:.E8])" office:value-type="float" office:value="74.0402" calcext:value-type="float">
            <text:p>74.0402</text:p>
          </table:table-cell>
        </table:table-row>
        <table:table-row table:style-name="ro1">
          <table:table-cell office:value-type="float" office:value="37.3832" calcext:value-type="float">
            <text:p>37.3832</text:p>
          </table:table-cell>
          <table:table-cell office:value-type="float" office:value="37.368" calcext:value-type="float">
            <text:p>37.368</text:p>
          </table:table-cell>
          <table:table-cell office:value-type="float" office:value="37.3226" calcext:value-type="float">
            <text:p>37.3226</text:p>
          </table:table-cell>
          <table:table-cell office:value-type="float" office:value="37.3162" calcext:value-type="float">
            <text:p>37.3162</text:p>
          </table:table-cell>
          <table:table-cell office:value-type="float" office:value="37.324" calcext:value-type="float">
            <text:p>37.324</text:p>
          </table:table-cell>
          <table:table-cell/>
          <table:table-cell table:formula="of:=AVERAGE([.A9:.E9])" office:value-type="float" office:value="37.3428" calcext:value-type="float">
            <text:p>37.3428</text:p>
          </table:table-cell>
          <table:table-cell table:formula="of:=MIN([.A9:.E9])" office:value-type="float" office:value="37.3162" calcext:value-type="float">
            <text:p>37.3162</text:p>
          </table:table-cell>
          <table:table-cell table:formula="of:=MAX([.A9:.E9])" office:value-type="float" office:value="37.3832" calcext:value-type="float">
            <text:p>37.38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02152828275205" calcext:value-type="float">
            <text:p>1.02152828275205</text:p>
          </table:table-cell>
          <table:table-cell table:formula="of:=[.H2]/[.H7]" office:value-type="float" office:value="1.02203540379342" calcext:value-type="float">
            <text:p>1.02203540379342</text:p>
          </table:table-cell>
          <table:table-cell table:formula="of:=[.I2]/[.I7]" office:value-type="float" office:value="1.0199086203712" calcext:value-type="float">
            <text:p>1.0199086203712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0031627524875" calcext:value-type="float">
            <text:p>1.0031627524875</text:p>
          </table:table-cell>
          <table:table-cell table:formula="of:=[.H3]/[.H8]" office:value-type="float" office:value="1.00230438039067" calcext:value-type="float">
            <text:p>1.00230438039067</text:p>
          </table:table-cell>
          <table:table-cell table:formula="of:=[.I3]/[.I8]" office:value-type="float" office:value="1.00336441235977" calcext:value-type="float">
            <text:p>1.00336441235977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0.995193668193065" calcext:value-type="float">
            <text:p>0.995193668193065</text:p>
          </table:table-cell>
          <table:table-cell table:formula="of:=[.H4]/[.H9]" office:value-type="float" office:value="0.995296842256178" calcext:value-type="float">
            <text:p>0.995296842256178</text:p>
          </table:table-cell>
          <table:table-cell table:formula="of:=[.I4]/[.I9]" office:value-type="float" office:value="0.995003124906375" calcext:value-type="float">
            <text:p>0.995003124906375</text:p>
          </table:table-cell>
        </table:table-row>
      </table:table>
      <table:table table:name="2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.767575225" calcext:value-type="float">
            <text:p>3.767575225</text:p>
          </table:table-cell>
          <table:table-cell office:value-type="float" office:value="3.36247319" calcext:value-type="float">
            <text:p>3.36247319</text:p>
          </table:table-cell>
          <table:table-cell office:value-type="float" office:value="2.689563985" calcext:value-type="float">
            <text:p>2.689563985</text:p>
          </table:table-cell>
          <table:table-cell office:value-type="float" office:value="3.256663154" calcext:value-type="float">
            <text:p>3.256663154</text:p>
          </table:table-cell>
          <table:table-cell office:value-type="float" office:value="2.958454618" calcext:value-type="float">
            <text:p>2.958454618</text:p>
          </table:table-cell>
          <table:table-cell/>
          <table:table-cell table:formula="of:=AVERAGE([.A2:.E2])" office:value-type="float" office:value="3.2069460344" calcext:value-type="float">
            <text:p>3.2069460344</text:p>
          </table:table-cell>
          <table:table-cell table:formula="of:=MIN([.A2:.E2])" office:value-type="float" office:value="2.689563985" calcext:value-type="float">
            <text:p>2.689563985</text:p>
          </table:table-cell>
          <table:table-cell table:formula="of:=MAX([.A2:.E2])" office:value-type="float" office:value="3.767575225" calcext:value-type="float">
            <text:p>3.767575225</text:p>
          </table:table-cell>
        </table:table-row>
        <table:table-row table:style-name="ro1">
          <table:table-cell office:value-type="float" office:value="0.799999648" calcext:value-type="float">
            <text:p>0.799999648</text:p>
          </table:table-cell>
          <table:table-cell office:value-type="float" office:value="0.776329916" calcext:value-type="float">
            <text:p>0.776329916</text:p>
          </table:table-cell>
          <table:table-cell office:value-type="float" office:value="0.73310658" calcext:value-type="float">
            <text:p>0.73310658</text:p>
          </table:table-cell>
          <table:table-cell office:value-type="float" office:value="0.751212247" calcext:value-type="float">
            <text:p>0.751212247</text:p>
          </table:table-cell>
          <table:table-cell office:value-type="float" office:value="0.802167947" calcext:value-type="float">
            <text:p>0.802167947</text:p>
          </table:table-cell>
          <table:table-cell/>
          <table:table-cell table:formula="of:=AVERAGE([.A3:.E3])" office:value-type="float" office:value="0.7725632676" calcext:value-type="float">
            <text:p>0.7725632676</text:p>
          </table:table-cell>
          <table:table-cell table:formula="of:=MIN([.A3:.E3])" office:value-type="float" office:value="0.73310658" calcext:value-type="float">
            <text:p>0.73310658</text:p>
          </table:table-cell>
          <table:table-cell table:formula="of:=MAX([.A3:.E3])" office:value-type="float" office:value="0.802167947" calcext:value-type="float">
            <text:p>0.802167947</text:p>
          </table:table-cell>
        </table:table-row>
        <table:table-row table:style-name="ro1">
          <table:table-cell office:value-type="float" office:value="0.400125918" calcext:value-type="float">
            <text:p>0.400125918</text:p>
          </table:table-cell>
          <table:table-cell office:value-type="float" office:value="0.404803172" calcext:value-type="float">
            <text:p>0.404803172</text:p>
          </table:table-cell>
          <table:table-cell office:value-type="float" office:value="0.372136307" calcext:value-type="float">
            <text:p>0.372136307</text:p>
          </table:table-cell>
          <table:table-cell office:value-type="float" office:value="0.380798002" calcext:value-type="float">
            <text:p>0.380798002</text:p>
          </table:table-cell>
          <table:table-cell office:value-type="float" office:value="0.402129306" calcext:value-type="float">
            <text:p>0.402129306</text:p>
          </table:table-cell>
          <table:table-cell/>
          <table:table-cell table:formula="of:=AVERAGE([.A4:.E4])" office:value-type="float" office:value="0.391998541" calcext:value-type="float">
            <text:p>0.391998541</text:p>
          </table:table-cell>
          <table:table-cell table:formula="of:=MIN([.A4:.E4])" office:value-type="float" office:value="0.372136307" calcext:value-type="float">
            <text:p>0.372136307</text:p>
          </table:table-cell>
          <table:table-cell table:formula="of:=MAX([.A4:.E4])" office:value-type="float" office:value="0.404803172" calcext:value-type="float">
            <text:p>0.40480317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0.712242" calcext:value-type="float">
            <text:p>0.712242</text:p>
          </table:table-cell>
          <table:table-cell office:value-type="float" office:value="0.709546" calcext:value-type="float">
            <text:p>0.709546</text:p>
          </table:table-cell>
          <table:table-cell office:value-type="float" office:value="0.717209" calcext:value-type="float">
            <text:p>0.717209</text:p>
          </table:table-cell>
          <table:table-cell office:value-type="float" office:value="0.70874" calcext:value-type="float">
            <text:p>0.70874</text:p>
          </table:table-cell>
          <table:table-cell office:value-type="float" office:value="0.710476" calcext:value-type="float">
            <text:p>0.710476</text:p>
          </table:table-cell>
          <table:table-cell/>
          <table:table-cell table:formula="of:=AVERAGE([.A7:.E7])" office:value-type="float" office:value="0.7116426" calcext:value-type="float">
            <text:p>0.7116426</text:p>
          </table:table-cell>
          <table:table-cell table:formula="of:=MIN([.A7:.E7])" office:value-type="float" office:value="0.70874" calcext:value-type="float">
            <text:p>0.70874</text:p>
          </table:table-cell>
          <table:table-cell table:formula="of:=MAX([.A7:.E7])" office:value-type="float" office:value="0.717209" calcext:value-type="float">
            <text:p>0.717209</text:p>
          </table:table-cell>
        </table:table-row>
        <table:table-row table:style-name="ro1">
          <table:table-cell office:value-type="float" office:value="0.702696" calcext:value-type="float">
            <text:p>0.702696</text:p>
          </table:table-cell>
          <table:table-cell office:value-type="float" office:value="0.705783" calcext:value-type="float">
            <text:p>0.705783</text:p>
          </table:table-cell>
          <table:table-cell office:value-type="float" office:value="0.712004" calcext:value-type="float">
            <text:p>0.712004</text:p>
          </table:table-cell>
          <table:table-cell office:value-type="float" office:value="0.702862" calcext:value-type="float">
            <text:p>0.702862</text:p>
          </table:table-cell>
          <table:table-cell office:value-type="float" office:value="0.705814" calcext:value-type="float">
            <text:p>0.705814</text:p>
          </table:table-cell>
          <table:table-cell/>
          <table:table-cell table:formula="of:=AVERAGE([.A8:.E8])" office:value-type="float" office:value="0.7058318" calcext:value-type="float">
            <text:p>0.7058318</text:p>
          </table:table-cell>
          <table:table-cell table:formula="of:=MIN([.A8:.E8])" office:value-type="float" office:value="0.702696" calcext:value-type="float">
            <text:p>0.702696</text:p>
          </table:table-cell>
          <table:table-cell table:formula="of:=MAX([.A8:.E8])" office:value-type="float" office:value="0.712004" calcext:value-type="float">
            <text:p>0.712004</text:p>
          </table:table-cell>
        </table:table-row>
        <table:table-row table:style-name="ro1">
          <table:table-cell office:value-type="float" office:value="0.355394" calcext:value-type="float">
            <text:p>0.355394</text:p>
          </table:table-cell>
          <table:table-cell office:value-type="float" office:value="0.351928" calcext:value-type="float">
            <text:p>0.351928</text:p>
          </table:table-cell>
          <table:table-cell office:value-type="float" office:value="0.359957" calcext:value-type="float">
            <text:p>0.359957</text:p>
          </table:table-cell>
          <table:table-cell office:value-type="float" office:value="0.353297" calcext:value-type="float">
            <text:p>0.353297</text:p>
          </table:table-cell>
          <table:table-cell office:value-type="float" office:value="0.354947" calcext:value-type="float">
            <text:p>0.354947</text:p>
          </table:table-cell>
          <table:table-cell/>
          <table:table-cell table:formula="of:=AVERAGE([.A9:.E9])" office:value-type="float" office:value="0.3551046" calcext:value-type="float">
            <text:p>0.3551046</text:p>
          </table:table-cell>
          <table:table-cell table:formula="of:=MIN([.A9:.E9])" office:value-type="float" office:value="0.351928" calcext:value-type="float">
            <text:p>0.351928</text:p>
          </table:table-cell>
          <table:table-cell table:formula="of:=MAX([.A9:.E9])" office:value-type="float" office:value="0.359957" calcext:value-type="float">
            <text:p>0.3599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4.5063997495372" calcext:value-type="float">
            <text:p>4.5063997495372</text:p>
          </table:table-cell>
          <table:table-cell table:formula="of:=[.H2]/[.H7]" office:value-type="float" office:value="3.79485281626548" calcext:value-type="float">
            <text:p>3.79485281626548</text:p>
          </table:table-cell>
          <table:table-cell table:formula="of:=[.I2]/[.I7]" office:value-type="float" office:value="5.25310645153644" calcext:value-type="float">
            <text:p>5.25310645153644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09454301662237" calcext:value-type="float">
            <text:p>1.09454301662237</text:p>
          </table:table-cell>
          <table:table-cell table:formula="of:=[.H3]/[.H8]" office:value-type="float" office:value="1.04327700741146" calcext:value-type="float">
            <text:p>1.04327700741146</text:p>
          </table:table-cell>
          <table:table-cell table:formula="of:=[.I3]/[.I8]" office:value-type="float" office:value="1.12663404559525" calcext:value-type="float">
            <text:p>1.12663404559525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10389598163471" calcext:value-type="float">
            <text:p>1.10389598163471</text:p>
          </table:table-cell>
          <table:table-cell table:formula="of:=[.H4]/[.H9]" office:value-type="float" office:value="1.05742170841763" calcext:value-type="float">
            <text:p>1.05742170841763</text:p>
          </table:table-cell>
          <table:table-cell table:formula="of:=[.I4]/[.I9]" office:value-type="float" office:value="1.12458758129443" calcext:value-type="float">
            <text:p>1.12458758129443</text:p>
          </table:table-cell>
        </table:table-row>
      </table:table>
      <table:table table:name="20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2.59818525" calcext:value-type="float">
            <text:p>12.59818525</text:p>
          </table:table-cell>
          <table:table-cell office:value-type="float" office:value="11.857870922" calcext:value-type="float">
            <text:p>11.857870922</text:p>
          </table:table-cell>
          <table:table-cell office:value-type="float" office:value="12.454430189" calcext:value-type="float">
            <text:p>12.454430189</text:p>
          </table:table-cell>
          <table:table-cell office:value-type="float" office:value="12.615981176" calcext:value-type="float">
            <text:p>12.615981176</text:p>
          </table:table-cell>
          <table:table-cell office:value-type="float" office:value="12.571476811" calcext:value-type="float">
            <text:p>12.571476811</text:p>
          </table:table-cell>
          <table:table-cell/>
          <table:table-cell table:formula="of:=AVERAGE([.A2:.E2])" office:value-type="float" office:value="12.4195888696" calcext:value-type="float">
            <text:p>12.4195888696</text:p>
          </table:table-cell>
          <table:table-cell table:formula="of:=MIN([.A2:.E2])" office:value-type="float" office:value="11.857870922" calcext:value-type="float">
            <text:p>11.857870922</text:p>
          </table:table-cell>
          <table:table-cell table:formula="of:=MAX([.A2:.E2])" office:value-type="float" office:value="12.615981176" calcext:value-type="float">
            <text:p>12.615981176</text:p>
          </table:table-cell>
        </table:table-row>
        <table:table-row table:style-name="ro1">
          <table:table-cell office:value-type="float" office:value="9.916701773" calcext:value-type="float">
            <text:p>9.916701773</text:p>
          </table:table-cell>
          <table:table-cell office:value-type="float" office:value="9.852690634" calcext:value-type="float">
            <text:p>9.852690634</text:p>
          </table:table-cell>
          <table:table-cell office:value-type="float" office:value="9.881595008" calcext:value-type="float">
            <text:p>9.881595008</text:p>
          </table:table-cell>
          <table:table-cell office:value-type="float" office:value="9.863753143" calcext:value-type="float">
            <text:p>9.863753143</text:p>
          </table:table-cell>
          <table:table-cell office:value-type="float" office:value="9.979396135" calcext:value-type="float">
            <text:p>9.979396135</text:p>
          </table:table-cell>
          <table:table-cell/>
          <table:table-cell table:formula="of:=AVERAGE([.A3:.E3])" office:value-type="float" office:value="9.8988273386" calcext:value-type="float">
            <text:p>9.8988273386</text:p>
          </table:table-cell>
          <table:table-cell table:formula="of:=MIN([.A3:.E3])" office:value-type="float" office:value="9.852690634" calcext:value-type="float">
            <text:p>9.852690634</text:p>
          </table:table-cell>
          <table:table-cell table:formula="of:=MAX([.A3:.E3])" office:value-type="float" office:value="9.979396135" calcext:value-type="float">
            <text:p>9.979396135</text:p>
          </table:table-cell>
        </table:table-row>
        <table:table-row table:style-name="ro1">
          <table:table-cell office:value-type="float" office:value="4.843574621" calcext:value-type="float">
            <text:p>4.843574621</text:p>
          </table:table-cell>
          <table:table-cell office:value-type="float" office:value="4.951636644" calcext:value-type="float">
            <text:p>4.951636644</text:p>
          </table:table-cell>
          <table:table-cell office:value-type="float" office:value="4.943957462" calcext:value-type="float">
            <text:p>4.943957462</text:p>
          </table:table-cell>
          <table:table-cell office:value-type="float" office:value="4.650507986" calcext:value-type="float">
            <text:p>4.650507986</text:p>
          </table:table-cell>
          <table:table-cell office:value-type="float" office:value="4.845352307" calcext:value-type="float">
            <text:p>4.845352307</text:p>
          </table:table-cell>
          <table:table-cell/>
          <table:table-cell table:formula="of:=AVERAGE([.A4:.E4])" office:value-type="float" office:value="4.847005804" calcext:value-type="float">
            <text:p>4.847005804</text:p>
          </table:table-cell>
          <table:table-cell table:formula="of:=MIN([.A4:.E4])" office:value-type="float" office:value="4.650507986" calcext:value-type="float">
            <text:p>4.650507986</text:p>
          </table:table-cell>
          <table:table-cell table:formula="of:=MAX([.A4:.E4])" office:value-type="float" office:value="4.951636644" calcext:value-type="float">
            <text:p>4.9516366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9.2374" calcext:value-type="float">
            <text:p>9.2374</text:p>
          </table:table-cell>
          <table:table-cell office:value-type="float" office:value="9.23889" calcext:value-type="float">
            <text:p>9.23889</text:p>
          </table:table-cell>
          <table:table-cell office:value-type="float" office:value="9.22427" calcext:value-type="float">
            <text:p>9.22427</text:p>
          </table:table-cell>
          <table:table-cell office:value-type="float" office:value="9.22998" calcext:value-type="float">
            <text:p>9.22998</text:p>
          </table:table-cell>
          <table:table-cell office:value-type="float" office:value="9.23849" calcext:value-type="float">
            <text:p>9.23849</text:p>
          </table:table-cell>
          <table:table-cell/>
          <table:table-cell table:formula="of:=AVERAGE([.A7:.E7])" office:value-type="float" office:value="9.233806" calcext:value-type="float">
            <text:p>9.233806</text:p>
          </table:table-cell>
          <table:table-cell table:formula="of:=MIN([.A7:.E7])" office:value-type="float" office:value="9.22427" calcext:value-type="float">
            <text:p>9.22427</text:p>
          </table:table-cell>
          <table:table-cell table:formula="of:=MAX([.A7:.E7])" office:value-type="float" office:value="9.23889" calcext:value-type="float">
            <text:p>9.23889</text:p>
          </table:table-cell>
        </table:table-row>
        <table:table-row table:style-name="ro1">
          <table:table-cell office:value-type="float" office:value="9.21833" calcext:value-type="float">
            <text:p>9.21833</text:p>
          </table:table-cell>
          <table:table-cell office:value-type="float" office:value="9.22067" calcext:value-type="float">
            <text:p>9.22067</text:p>
          </table:table-cell>
          <table:table-cell office:value-type="float" office:value="9.21999" calcext:value-type="float">
            <text:p>9.21999</text:p>
          </table:table-cell>
          <table:table-cell office:value-type="float" office:value="9.21825" calcext:value-type="float">
            <text:p>9.21825</text:p>
          </table:table-cell>
          <table:table-cell office:value-type="float" office:value="9.22443" calcext:value-type="float">
            <text:p>9.22443</text:p>
          </table:table-cell>
          <table:table-cell/>
          <table:table-cell table:formula="of:=AVERAGE([.A8:.E8])" office:value-type="float" office:value="9.220334" calcext:value-type="float">
            <text:p>9.220334</text:p>
          </table:table-cell>
          <table:table-cell table:formula="of:=MIN([.A8:.E8])" office:value-type="float" office:value="9.21825" calcext:value-type="float">
            <text:p>9.21825</text:p>
          </table:table-cell>
          <table:table-cell table:formula="of:=MAX([.A8:.E8])" office:value-type="float" office:value="9.22443" calcext:value-type="float">
            <text:p>9.22443</text:p>
          </table:table-cell>
        </table:table-row>
        <table:table-row table:style-name="ro1">
          <table:table-cell office:value-type="float" office:value="4.65222" calcext:value-type="float">
            <text:p>4.65222</text:p>
          </table:table-cell>
          <table:table-cell office:value-type="float" office:value="4.6535" calcext:value-type="float">
            <text:p>4.6535</text:p>
          </table:table-cell>
          <table:table-cell office:value-type="float" office:value="4.65077" calcext:value-type="float">
            <text:p>4.65077</text:p>
          </table:table-cell>
          <table:table-cell office:value-type="float" office:value="4.65405" calcext:value-type="float">
            <text:p>4.65405</text:p>
          </table:table-cell>
          <table:table-cell office:value-type="float" office:value="4.65602" calcext:value-type="float">
            <text:p>4.65602</text:p>
          </table:table-cell>
          <table:table-cell/>
          <table:table-cell table:formula="of:=AVERAGE([.A9:.E9])" office:value-type="float" office:value="4.653312" calcext:value-type="float">
            <text:p>4.653312</text:p>
          </table:table-cell>
          <table:table-cell table:formula="of:=MIN([.A9:.E9])" office:value-type="float" office:value="4.65077" calcext:value-type="float">
            <text:p>4.65077</text:p>
          </table:table-cell>
          <table:table-cell table:formula="of:=MAX([.A9:.E9])" office:value-type="float" office:value="4.65602" calcext:value-type="float">
            <text:p>4.656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34501297402176" calcext:value-type="float">
            <text:p>1.34501297402176</text:p>
          </table:table-cell>
          <table:table-cell table:formula="of:=[.H2]/[.H7]" office:value-type="float" office:value="1.28550778782494" calcext:value-type="float">
            <text:p>1.28550778782494</text:p>
          </table:table-cell>
          <table:table-cell table:formula="of:=[.I2]/[.I7]" office:value-type="float" office:value="1.36552996907637" calcext:value-type="float">
            <text:p>1.36552996907637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0735866334777" calcext:value-type="float">
            <text:p>1.0735866334777</text:p>
          </table:table-cell>
          <table:table-cell table:formula="of:=[.H3]/[.H8]" office:value-type="float" office:value="1.06882441179183" calcext:value-type="float">
            <text:p>1.06882441179183</text:p>
          </table:table-cell>
          <table:table-cell table:formula="of:=[.I3]/[.I8]" office:value-type="float" office:value="1.08184420446575" calcext:value-type="float">
            <text:p>1.08184420446575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04162493381059" calcext:value-type="float">
            <text:p>1.04162493381059</text:p>
          </table:table-cell>
          <table:table-cell table:formula="of:=[.H4]/[.H9]" office:value-type="float" office:value="0.999943662232276" calcext:value-type="float">
            <text:p>0.999943662232276</text:p>
          </table:table-cell>
          <table:table-cell table:formula="of:=[.I4]/[.I9]" office:value-type="float" office:value="1.06349127452202" calcext:value-type="float">
            <text:p>1.06349127452202</text:p>
          </table:table-cell>
        </table:table-row>
      </table:table>
      <table:table table:name="200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8.83909723" calcext:value-type="float">
            <text:p>98.83909723</text:p>
          </table:table-cell>
          <table:table-cell office:value-type="float" office:value="100.637943202" calcext:value-type="float">
            <text:p>100.637943202</text:p>
          </table:table-cell>
          <table:table-cell office:value-type="float" office:value="99.310098356" calcext:value-type="float">
            <text:p>99.310098356</text:p>
          </table:table-cell>
          <table:table-cell office:value-type="float" office:value="100.58043514" calcext:value-type="float">
            <text:p>100.58043514</text:p>
          </table:table-cell>
          <table:table-cell office:value-type="float" office:value="99.273408833" calcext:value-type="float">
            <text:p>99.273408833</text:p>
          </table:table-cell>
          <table:table-cell/>
          <table:table-cell table:formula="of:=AVERAGE([.A2:.E2])" office:value-type="float" office:value="99.7281965522" calcext:value-type="float">
            <text:p>99.7281965522</text:p>
          </table:table-cell>
          <table:table-cell table:formula="of:=MIN([.A2:.E2])" office:value-type="float" office:value="98.83909723" calcext:value-type="float">
            <text:p>98.83909723</text:p>
          </table:table-cell>
          <table:table-cell table:formula="of:=MAX([.A2:.E2])" office:value-type="float" office:value="100.637943202" calcext:value-type="float">
            <text:p>100.637943202</text:p>
          </table:table-cell>
        </table:table-row>
        <table:table-row table:style-name="ro1">
          <table:table-cell office:value-type="float" office:value="97.553535118" calcext:value-type="float">
            <text:p>97.553535118</text:p>
          </table:table-cell>
          <table:table-cell office:value-type="float" office:value="97.350940285" calcext:value-type="float">
            <text:p>97.350940285</text:p>
          </table:table-cell>
          <table:table-cell office:value-type="float" office:value="96.924294623" calcext:value-type="float">
            <text:p>96.924294623</text:p>
          </table:table-cell>
          <table:table-cell office:value-type="float" office:value="97.269287452" calcext:value-type="float">
            <text:p>97.269287452</text:p>
          </table:table-cell>
          <table:table-cell office:value-type="float" office:value="97.973291629" calcext:value-type="float">
            <text:p>97.973291629</text:p>
          </table:table-cell>
          <table:table-cell/>
          <table:table-cell table:formula="of:=AVERAGE([.A3:.E3])" office:value-type="float" office:value="97.4142698214" calcext:value-type="float">
            <text:p>97.4142698214</text:p>
          </table:table-cell>
          <table:table-cell table:formula="of:=MIN([.A3:.E3])" office:value-type="float" office:value="96.924294623" calcext:value-type="float">
            <text:p>96.924294623</text:p>
          </table:table-cell>
          <table:table-cell table:formula="of:=MAX([.A3:.E3])" office:value-type="float" office:value="97.973291629" calcext:value-type="float">
            <text:p>97.973291629</text:p>
          </table:table-cell>
        </table:table-row>
        <table:table-row table:style-name="ro1">
          <table:table-cell office:value-type="float" office:value="49.190953058" calcext:value-type="float">
            <text:p>49.190953058</text:p>
          </table:table-cell>
          <table:table-cell office:value-type="float" office:value="48.738128054" calcext:value-type="float">
            <text:p>48.738128054</text:p>
          </table:table-cell>
          <table:table-cell office:value-type="float" office:value="49.202477687" calcext:value-type="float">
            <text:p>49.202477687</text:p>
          </table:table-cell>
          <table:table-cell office:value-type="float" office:value="48.555145451" calcext:value-type="float">
            <text:p>48.555145451</text:p>
          </table:table-cell>
          <table:table-cell office:value-type="float" office:value="48.846755075" calcext:value-type="float">
            <text:p>48.846755075</text:p>
          </table:table-cell>
          <table:table-cell/>
          <table:table-cell table:formula="of:=AVERAGE([.A4:.E4])" office:value-type="float" office:value="48.906691865" calcext:value-type="float">
            <text:p>48.906691865</text:p>
          </table:table-cell>
          <table:table-cell table:formula="of:=MIN([.A4:.E4])" office:value-type="float" office:value="48.555145451" calcext:value-type="float">
            <text:p>48.555145451</text:p>
          </table:table-cell>
          <table:table-cell table:formula="of:=MAX([.A4:.E4])" office:value-type="float" office:value="49.202477687" calcext:value-type="float">
            <text:p>49.20247768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92.3226" calcext:value-type="float">
            <text:p>92.3226</text:p>
          </table:table-cell>
          <table:table-cell office:value-type="float" office:value="92.3324" calcext:value-type="float">
            <text:p>92.3324</text:p>
          </table:table-cell>
          <table:table-cell office:value-type="float" office:value="92.3446" calcext:value-type="float">
            <text:p>92.3446</text:p>
          </table:table-cell>
          <table:table-cell office:value-type="float" office:value="92.3177" calcext:value-type="float">
            <text:p>92.3177</text:p>
          </table:table-cell>
          <table:table-cell office:value-type="float" office:value="92.1764" calcext:value-type="float">
            <text:p>92.1764</text:p>
          </table:table-cell>
          <table:table-cell/>
          <table:table-cell table:formula="of:=AVERAGE([.A7:.E7])" office:value-type="float" office:value="92.29874" calcext:value-type="float">
            <text:p>92.29874</text:p>
          </table:table-cell>
          <table:table-cell table:formula="of:=MIN([.A7:.E7])" office:value-type="float" office:value="92.1764" calcext:value-type="float">
            <text:p>92.1764</text:p>
          </table:table-cell>
          <table:table-cell table:formula="of:=MAX([.A7:.E7])" office:value-type="float" office:value="92.3446" calcext:value-type="float">
            <text:p>92.3446</text:p>
          </table:table-cell>
        </table:table-row>
        <table:table-row table:style-name="ro1">
          <table:table-cell office:value-type="float" office:value="92.1302" calcext:value-type="float">
            <text:p>92.1302</text:p>
          </table:table-cell>
          <table:table-cell office:value-type="float" office:value="92.1095" calcext:value-type="float">
            <text:p>92.1095</text:p>
          </table:table-cell>
          <table:table-cell office:value-type="float" office:value="92.1464" calcext:value-type="float">
            <text:p>92.1464</text:p>
          </table:table-cell>
          <table:table-cell office:value-type="float" office:value="92.1" calcext:value-type="float">
            <text:p>92.1</text:p>
          </table:table-cell>
          <table:table-cell office:value-type="float" office:value="91.9722" calcext:value-type="float">
            <text:p>91.9722</text:p>
          </table:table-cell>
          <table:table-cell/>
          <table:table-cell table:formula="of:=AVERAGE([.A8:.E8])" office:value-type="float" office:value="92.09166" calcext:value-type="float">
            <text:p>92.09166</text:p>
          </table:table-cell>
          <table:table-cell table:formula="of:=MIN([.A8:.E8])" office:value-type="float" office:value="91.9722" calcext:value-type="float">
            <text:p>91.9722</text:p>
          </table:table-cell>
          <table:table-cell table:formula="of:=MAX([.A8:.E8])" office:value-type="float" office:value="92.1464" calcext:value-type="float">
            <text:p>92.1464</text:p>
          </table:table-cell>
        </table:table-row>
        <table:table-row table:style-name="ro1">
          <table:table-cell office:value-type="float" office:value="46.498" calcext:value-type="float">
            <text:p>46.498</text:p>
          </table:table-cell>
          <table:table-cell office:value-type="float" office:value="46.4782" calcext:value-type="float">
            <text:p>46.4782</text:p>
          </table:table-cell>
          <table:table-cell office:value-type="float" office:value="46.5057" calcext:value-type="float">
            <text:p>46.5057</text:p>
          </table:table-cell>
          <table:table-cell office:value-type="float" office:value="46.4726" calcext:value-type="float">
            <text:p>46.4726</text:p>
          </table:table-cell>
          <table:table-cell office:value-type="float" office:value="46.4087" calcext:value-type="float">
            <text:p>46.4087</text:p>
          </table:table-cell>
          <table:table-cell/>
          <table:table-cell table:formula="of:=AVERAGE([.A9:.E9])" office:value-type="float" office:value="46.47264" calcext:value-type="float">
            <text:p>46.47264</text:p>
          </table:table-cell>
          <table:table-cell table:formula="of:=MIN([.A9:.E9])" office:value-type="float" office:value="46.4087" calcext:value-type="float">
            <text:p>46.4087</text:p>
          </table:table-cell>
          <table:table-cell table:formula="of:=MAX([.A9:.E9])" office:value-type="float" office:value="46.5057" calcext:value-type="float">
            <text:p>46.50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08049358585177" calcext:value-type="float">
            <text:p>1.08049358585177</text:p>
          </table:table-cell>
          <table:table-cell table:formula="of:=[.H2]/[.H7]" office:value-type="float" office:value="1.0722820291311" calcext:value-type="float">
            <text:p>1.0722820291311</text:p>
          </table:table-cell>
          <table:table-cell table:formula="of:=[.I2]/[.I7]" office:value-type="float" office:value="1.08980864286596" calcext:value-type="float">
            <text:p>1.08980864286596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05779687130626" calcext:value-type="float">
            <text:p>1.05779687130626</text:p>
          </table:table-cell>
          <table:table-cell table:formula="of:=[.H3]/[.H8]" office:value-type="float" office:value="1.05384338553389" calcext:value-type="float">
            <text:p>1.05384338553389</text:p>
          </table:table-cell>
          <table:table-cell table:formula="of:=[.I3]/[.I8]" office:value-type="float" office:value="1.06323515220345" calcext:value-type="float">
            <text:p>1.06323515220345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05237601877148" calcext:value-type="float">
            <text:p>1.05237601877148</text:p>
          </table:table-cell>
          <table:table-cell table:formula="of:=[.H4]/[.H9]" office:value-type="float" office:value="1.04625092818803" calcext:value-type="float">
            <text:p>1.04625092818803</text:p>
          </table:table-cell>
          <table:table-cell table:formula="of:=[.I4]/[.I9]" office:value-type="float" office:value="1.05798811085523" calcext:value-type="float">
            <text:p>1.05798811085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4:35:45.784432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50:25.106873386</meta:creation-date>
    <dc:date>2019-02-15T14:55:26.944413985</dc:date>
    <meta:editing-duration>PT5H3M45S</meta:editing-duration>
    <meta:editing-cycles>19</meta:editing-cycles>
    <meta:generator>LibreOffice/5.3.6.1$Linux_X86_64 LibreOffice_project/30$Build-1</meta:generator>
    <meta:document-statistic meta:table-count="9" meta:cell-count="567" meta:object-count="0"/>
  </office:meta>
</office:document-meta>
</file>